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Arial1" svg:font-family="Arial" style:font-adornments="Gras" style:font-family-generic="swiss"/>
    <style:font-face style:name="Arial2" svg:font-family="Arial" style:font-adornments="Normal" style:font-family-generic="swiss"/>
    <style:font-face style:name="Lucida Sans1" svg:font-family="'Lucida Sans'" style:font-family-generic="swiss"/>
    <style:font-face style:name="Arial3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8.891cm" fo:margin-left="0.085cm" table:align="left" fo:background-color="transparent">
        <style:background-image/>
      </style:table-properties>
    </style:style>
    <style:style style:name="Tableau3.A" style:family="table-column">
      <style:table-column-properties style:column-width="13.811cm"/>
    </style:style>
    <style:style style:name="Tableau3.B" style:family="table-column">
      <style:table-column-properties style:column-width="2.99cm"/>
    </style:style>
    <style:style style:name="Tableau3.C" style:family="table-column">
      <style:table-column-properties style:column-width="2.09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fff5ce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7" style:family="table-cell">
      <style:table-cell-properties fo:background-color="#fff5c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style:min-row-height="1.228cm"/>
    </style:style>
    <style:style style:name="P1" style:family="paragraph" style:parent-style-name="Standard">
      <style:paragraph-properties fo:text-align="center" style:justify-single-word="false"/>
      <style:text-properties style:font-name="Arial3" fo:font-weight="bold" officeooo:rsid="000536d6" officeooo:paragraph-rsid="000536d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3" fo:font-weight="bold" officeooo:paragraph-rsid="000536d6" style:font-weight-asian="bold" style:font-weight-complex="bold"/>
    </style:style>
    <style:style style:name="P3" style:family="paragraph" style:parent-style-name="Standard">
      <style:text-properties style:font-name="Arial3" officeooo:paragraph-rsid="000536d6"/>
    </style:style>
    <style:style style:name="P4" style:family="paragraph" style:parent-style-name="Standard">
      <style:text-properties style:font-name="Arial3" officeooo:rsid="0008c744" officeooo:paragraph-rsid="0008c744"/>
    </style:style>
    <style:style style:name="P5" style:family="paragraph" style:parent-style-name="Standard">
      <style:text-properties style:font-name="Arial3" fo:font-size="8pt" officeooo:paragraph-rsid="000536d6" style:font-size-asian="8pt" style:font-size-complex="8pt"/>
    </style:style>
    <style:style style:name="P6" style:family="paragraph" style:parent-style-name="Standard">
      <style:text-properties style:font-name="Arial3" fo:font-size="8pt" officeooo:rsid="0008c744" officeooo:paragraph-rsid="0008c744" style:font-size-asian="7pt" style:font-size-complex="8pt"/>
    </style:style>
    <style:style style:name="P7" style:family="paragraph" style:parent-style-name="Standard">
      <style:text-properties style:font-name="Arial3" officeooo:rsid="000f82a2" officeooo:paragraph-rsid="000f82a2"/>
    </style:style>
    <style:style style:name="P8" style:family="paragraph" style:parent-style-name="Standard">
      <style:text-properties officeooo:paragraph-rsid="000536d6"/>
    </style:style>
    <style:style style:name="P9" style:family="paragraph" style:parent-style-name="Standard">
      <style:paragraph-properties fo:text-align="center" style:justify-single-word="false"/>
      <style:text-properties officeooo:paragraph-rsid="000536d6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officeooo:rsid="000536d6" officeooo:paragraph-rsid="000536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officeooo:rsid="000536d6" officeooo:paragraph-rsid="000536d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officeooo:rsid="0005d439" officeooo:paragraph-rsid="0005d43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officeooo:rsid="0005d439" officeooo:paragraph-rsid="0005d43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bold" officeooo:rsid="0015dbfb" officeooo:paragraph-rsid="0015dbf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style:font-name="Arial3" officeooo:rsid="0013353a" officeooo:paragraph-rsid="0013353a"/>
    </style:style>
    <style:style style:name="P17" style:family="paragraph">
      <style:paragraph-properties fo:text-align="center"/>
      <style:text-properties style:font-name="Arial2" fo:font-size="12pt"/>
    </style:style>
    <style:style style:name="P18" style:family="paragraph">
      <style:paragraph-properties fo:text-align="center"/>
      <style:text-properties style:text-line-through-style="none" style:text-line-through-type="none" style:font-name="Arial1" fo:font-size="14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13pt" fo:font-style="normal" style:text-underline-style="none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2" style:family="paragraph">
      <style:paragraph-properties fo:text-align="center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12pt" fo:font-style="normal" style:text-underline-style="none"/>
    </style:style>
    <style:style style:name="T1" style:family="text">
      <style:text-properties style:font-name="Arial3" fo:font-weight="bold" style:font-weight-asian="bold" style:font-weight-complex="bold"/>
    </style:style>
    <style:style style:name="T2" style:family="text">
      <style:text-properties style:font-name="Arial3" fo:font-weight="bold" officeooo:rsid="000536d6" style:font-weight-asian="bold" style:font-weight-complex="bold"/>
    </style:style>
    <style:style style:name="T3" style:family="text">
      <style:text-properties officeooo:rsid="0008c744"/>
    </style:style>
    <style:style style:name="T4" style:family="text">
      <style:text-properties officeooo:rsid="001039dd"/>
    </style:style>
    <style:style style:name="T5" style:family="text">
      <style:text-properties fo:font-size="12pt" style:font-size-asian="12pt" style:font-size-complex="12pt"/>
    </style: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dddddd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dddddd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 style:data-style-name="C10030">
      <style:graphic-properties fo:background-color="#dddddd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dddddd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number:date-style style:name="C10030" number:language="fr" number:country="FR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>
      <office:forms form:automatic-focus="false" form:apply-design-mode="false">
        <form:form form:name="Grille AGGIR" form:apply-filter="true" form:command-type="table" form:control-implementation="ooo:com.sun.star.form.component.Form" office:target-frame="" xlink:href="https://github.com/LWH-21/Aggir" xlink:type="simple">
          <form:properties>
            <form:property form:property-name="PropertyChangeNotificationEnabled" office:value-type="boolean" office:boolean-value="true"/>
          </form:properties>
          <form:text form:name="NOM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 usuel du bénéficiaire"/>
              <form:property form:property-name="ObjIDinMSO" office:value-type="float" office:value="65535"/>
            </form:properties>
          </form:text>
          <form:text form:name="PRENOM" form:control-implementation="ooo:com.sun.star.form.component.TextField" xml:id="control2" form:id="control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Prénom usuel du bénéficiaire"/>
              <form:property form:property-name="ObjIDinMSO" office:value-type="float" office:value="65535"/>
            </form:properties>
          </form:text>
          <form:text form:name="NIRPP" form:control-implementation="ooo:com.sun.star.form.component.TextField" xml:id="control3" form:id="control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uméro Insee"/>
              <form:property form:property-name="ObjIDinMSO" office:value-type="float" office:value="65535"/>
            </form:properties>
          </form:text>
          <form:text form:name="ADRESSE" form:control-implementation="ooo:com.sun.star.form.component.TextField" xml:id="control4" form:id="control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dresse (n° + rue)"/>
              <form:property form:property-name="ObjIDinMSO" office:value-type="float" office:value="65535"/>
            </form:properties>
          </form:text>
          <form:text form:name="CODEPOSTAL" form:control-implementation="ooo:com.sun.star.form.component.TextField" xml:id="control5" form:id="control5" form:tab-index="5" form:max-length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ode postal"/>
              <form:property form:property-name="ObjIDinMSO" office:value-type="float" office:value="65535"/>
            </form:properties>
          </form:text>
          <form:text form:name="VILLE" form:control-implementation="ooo:com.sun.star.form.component.TextField" xml:id="control6" form:id="control6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ille"/>
              <form:property form:property-name="ObjIDinMSO" office:value-type="float" office:value="65535"/>
            </form:properties>
          </form:text>
          <form:combobox form:name="COHERENCE" form:control-implementation="ooo:com.sun.star.form.component.ComboBox" xml:id="control7" form:id="control7" form:dropdown="true" form:size="4" form:tab-index="7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ORIENTATION" form:control-implementation="ooo:com.sun.star.form.component.ComboBox" xml:id="control8" form:id="control8" form:dropdown="true" form:size="4" form:tab-index="8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TOILETTE_B" form:control-implementation="ooo:com.sun.star.form.component.ComboBox" xml:id="control9" form:id="control9" form:dropdown="true" form:size="4" form:tab-index="10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HABILLAGE_H" form:control-implementation="ooo:com.sun.star.form.component.ComboBox" xml:id="control10" form:id="control10" form:dropdown="true" form:size="4" form:tab-index="11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HABILLAGE_M" form:control-implementation="ooo:com.sun.star.form.component.ComboBox" xml:id="control11" form:id="control11" form:dropdown="true" form:size="4" form:tab-index="12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HABILLAGE_B" form:control-implementation="ooo:com.sun.star.form.component.ComboBox" xml:id="control12" form:id="control12" form:dropdown="true" form:size="4" form:tab-index="13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ALIMENTATION_S" form:control-implementation="ooo:com.sun.star.form.component.ComboBox" xml:id="control13" form:id="control13" form:dropdown="true" form:size="4" form:tab-index="14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ALIMENTATION_M" form:control-implementation="ooo:com.sun.star.form.component.ComboBox" xml:id="control14" form:id="control14" form:dropdown="true" form:size="4" form:tab-index="15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ELIMINATION_U" form:control-implementation="ooo:com.sun.star.form.component.ComboBox" xml:id="control15" form:id="control15" form:dropdown="true" form:size="4" form:tab-index="16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ELIMINATION_F" form:control-implementation="ooo:com.sun.star.form.component.ComboBox" xml:id="control16" form:id="control16" form:dropdown="true" form:size="4" form:tab-index="17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TRANSFERT" form:control-implementation="ooo:com.sun.star.form.component.ComboBox" xml:id="control17" form:id="control17" form:dropdown="true" form:size="4" form:tab-index="18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DEPLACEMENT_INT" form:control-implementation="ooo:com.sun.star.form.component.ComboBox" xml:id="control18" form:id="control18" form:dropdown="true" form:size="4" form:tab-index="19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DEPLACEMENT_EXT" form:control-implementation="ooo:com.sun.star.form.component.ComboBox" xml:id="control19" form:id="control19" form:dropdown="true" form:size="4" form:tab-index="20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COMMUNICATION" form:control-implementation="ooo:com.sun.star.form.component.ComboBox" xml:id="control20" form:id="control20" form:dropdown="true" form:size="4" form:tab-index="21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GESTION" form:control-implementation="ooo:com.sun.star.form.component.ComboBox" xml:id="control21" form:id="control21" form:dropdown="true" form:size="4" form:tab-index="22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CUISINE" form:control-implementation="ooo:com.sun.star.form.component.ComboBox" xml:id="control22" form:id="control22" form:dropdown="true" form:size="4" form:tab-index="23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MENAGE" form:control-implementation="ooo:com.sun.star.form.component.ComboBox" xml:id="control23" form:id="control23" form:dropdown="true" form:size="4" form:tab-index="24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TRANSPORT" form:control-implementation="ooo:com.sun.star.form.component.ComboBox" xml:id="control24" form:id="control24" form:dropdown="true" form:size="4" form:tab-index="25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ACHATS" form:control-implementation="ooo:com.sun.star.form.component.ComboBox" xml:id="control25" form:id="control25" form:dropdown="true" form:size="4" form:tab-index="26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TRAITEMENT" form:control-implementation="ooo:com.sun.star.form.component.ComboBox" xml:id="control26" form:id="control26" form:dropdown="true" form:size="4" form:tab-index="27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combobox form:name="TEMPS_LIBRE" form:control-implementation="ooo:com.sun.star.form.component.ComboBox" xml:id="control27" form:id="control27" form:dropdown="true" form:size="4" form:tab-index="28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text form:name="LIEU" form:control-implementation="ooo:com.sun.star.form.component.TextField" xml:id="control28" form:id="control28" form:tab-index="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DATE" form:control-implementation="ooo:com.sun.star.form.component.FormattedField" xml:id="control29" form:id="control29" form:tab-index="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elpText" office:value-type="string" office:string-value="Date de signature du formulaire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combobox form:name="TOILETTE_H" form:control-implementation="ooo:com.sun.star.form.component.ComboBox" xml:id="control30" form:id="control30" form:dropdown="true" form:size="4" form:tab-index="9" form:current-value="  " form:value="  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A : fait seul, habituellement, correctement. B : fait partiellement, non habituellement, non correctement. C : ne fait pas.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 "/>
            <form:item form:label="A"/>
            <form:item form:label="B"/>
            <form:item form:label="C"/>
          </form:combobox>
          <form:textarea form:name="CLE" form:control-implementation="ooo:com.sun.star.form.component.TextField" xml:id="control31" form:id="control3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GIR" form:control-implementation="ooo:com.sun.star.form.component.TextField" xml:id="control32" form:id="control3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CALCGIR" form:control-implementation="ooo:com.sun.star.form.component.CommandButton" xml:id="control33" form:id="control33" form:label="Recalculer" form:printable="false" form:tab-index="29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32" draw:name="Forme12" draw:style-name="gr1" draw:text-style-name="P17" svg:width="2.858cm" svg:height="0.609cm" svg:x="14.508cm" svg:y="25.201cm" draw:control="control33"/>
      <draw:control text:anchor-type="page" text:anchor-page-number="1" draw:z-index="27" draw:name="Forme7" draw:style-name="gr5" draw:text-style-name="P17" svg:width="1.631cm" svg:height="0.6cm" svg:x="18cm" svg:y="23.887cm" draw:control="control27"/>
      <draw:control text:anchor-type="page" text:anchor-page-number="1" draw:z-index="26" draw:name="Forme7" draw:style-name="gr5" draw:text-style-name="P22" svg:width="1.631cm" svg:height="0.6cm" svg:x="18cm" svg:y="23.174cm" draw:control="control26"/>
      <draw:control text:anchor-type="page" text:anchor-page-number="1" draw:z-index="25" draw:name="Forme7" draw:style-name="gr5" draw:text-style-name="P22" svg:width="1.631cm" svg:height="0.6cm" svg:x="18cm" svg:y="22.483cm" draw:control="control25"/>
      <draw:control text:anchor-type="page" text:anchor-page-number="1" draw:z-index="24" draw:name="Forme7" draw:style-name="gr5" draw:text-style-name="P22" svg:width="1.631cm" svg:height="0.6cm" svg:x="18cm" svg:y="21.782cm" draw:control="control24"/>
      <draw:control text:anchor-type="page" text:anchor-page-number="1" draw:z-index="23" draw:name="Forme7" draw:style-name="gr5" draw:text-style-name="P22" svg:width="1.631cm" svg:height="0.6cm" svg:x="18cm" svg:y="21.082cm" draw:control="control23"/>
      <draw:control text:anchor-type="page" text:anchor-page-number="1" draw:z-index="22" draw:name="Forme7" draw:style-name="gr5" draw:text-style-name="P22" svg:width="1.631cm" svg:height="0.6cm" svg:x="18cm" svg:y="20.396cm" draw:control="control22"/>
      <draw:control text:anchor-type="page" text:anchor-page-number="1" draw:z-index="21" draw:name="Forme7" draw:style-name="gr5" draw:text-style-name="P17" svg:width="1.631cm" svg:height="0.6cm" svg:x="18cm" svg:y="19.681cm" draw:control="control21"/>
      <draw:control text:anchor-type="page" text:anchor-page-number="1" draw:z-index="20" draw:name="Forme7" draw:style-name="gr5" draw:text-style-name="P17" svg:width="1.661cm" svg:height="0.6cm" svg:x="18cm" svg:y="18.306cm" draw:control="control20"/>
      <draw:control text:anchor-type="page" text:anchor-page-number="1" draw:z-index="19" draw:name="Forme7" draw:style-name="gr5" draw:text-style-name="P17" svg:width="1.661cm" svg:height="0.6cm" svg:x="18cm" svg:y="17.605cm" draw:control="control19"/>
      <draw:control text:anchor-type="page" text:anchor-page-number="1" draw:z-index="18" draw:name="Forme7" draw:style-name="gr5" draw:text-style-name="P17" svg:width="1.661cm" svg:height="0.6cm" svg:x="18cm" svg:y="16.905cm" draw:control="control18"/>
      <draw:control text:anchor-type="page" text:anchor-page-number="1" draw:z-index="17" draw:name="Forme7" draw:style-name="gr5" draw:text-style-name="P17" svg:width="1.631cm" svg:height="0.6cm" svg:x="18cm" svg:y="16.205cm" draw:control="control17"/>
      <draw:control text:anchor-type="page" text:anchor-page-number="1" draw:z-index="16" draw:name="Forme7" draw:style-name="gr5" draw:text-style-name="P17" svg:width="1.631cm" svg:height="0.6cm" svg:x="18cm" svg:y="15.505cm" draw:control="control16"/>
      <draw:control text:anchor-type="page" text:anchor-page-number="1" draw:z-index="15" draw:name="Forme7" draw:style-name="gr5" draw:text-style-name="P17" svg:width="1.631cm" svg:height="0.6cm" svg:x="18cm" svg:y="14.817cm" draw:control="control15"/>
      <draw:control text:anchor-type="page" text:anchor-page-number="1" draw:z-index="14" draw:name="Forme7" draw:style-name="gr5" draw:text-style-name="P17" svg:width="1.631cm" svg:height="0.6cm" svg:x="18cm" svg:y="14.125cm" draw:control="control14"/>
      <draw:control text:anchor-type="page" text:anchor-page-number="1" draw:z-index="13" draw:name="Forme7" draw:style-name="gr5" draw:text-style-name="P17" svg:width="1.631cm" svg:height="0.6cm" svg:x="18cm" svg:y="13.416cm" draw:control="control13"/>
      <draw:control text:anchor-type="page" text:anchor-page-number="1" draw:z-index="12" draw:name="Forme7" draw:style-name="gr5" draw:text-style-name="P17" svg:width="1.631cm" svg:height="0.6cm" svg:x="18cm" svg:y="12.704cm" draw:control="control12"/>
      <draw:control text:anchor-type="page" text:anchor-page-number="1" draw:z-index="11" draw:name="Forme7" draw:style-name="gr5" draw:text-style-name="P17" svg:width="1.631cm" svg:height="0.6cm" svg:x="18cm" svg:y="12.003cm" draw:control="control11"/>
      <draw:control text:anchor-type="page" text:anchor-page-number="1" draw:z-index="10" draw:name="Forme7" draw:style-name="gr5" draw:text-style-name="P17" svg:width="1.631cm" svg:height="0.6cm" svg:x="18cm" svg:y="11.303cm" draw:control="control10"/>
      <draw:control text:anchor-type="page" text:anchor-page-number="1" draw:z-index="9" draw:name="Forme7" draw:style-name="gr5" draw:text-style-name="P17" svg:width="1.631cm" svg:height="0.6cm" svg:x="18cm" svg:y="10.603cm" draw:control="control9"/>
      <draw:control text:anchor-type="page" text:anchor-page-number="1" draw:z-index="8" draw:name="Forme7" draw:style-name="gr5" draw:text-style-name="P17" svg:width="1.631cm" svg:height="0.6cm" svg:x="18cm" svg:y="9.917cm" draw:control="control30"/>
      <draw:control text:anchor-type="page" text:anchor-page-number="1" draw:z-index="7" draw:name="Forme7" draw:style-name="gr5" draw:text-style-name="P17" svg:width="1.631cm" svg:height="0.6cm" svg:x="18cm" svg:y="9.208cm" draw:control="control8"/>
      <draw:control text:anchor-type="page" text:anchor-page-number="1" draw:z-index="6" draw:name="Forme7" draw:style-name="gr5" draw:text-style-name="P17" svg:width="1.631cm" svg:height="0.6cm" svg:x="18cm" svg:y="8.518cm" draw:control="control7"/>
      <text:p text:style-name="P1">GRILLE NATIONALE AGGIR</text:p>
      <text:p text:style-name="P1"/>
      <text:p text:style-name="P1">IDENTIFICATION DE LA PERSONNE EXAMINÉE</text:p>
      <text:p text:style-name="P8"/>
      <text:p text:style-name="P4">Nom : <text:s text:c="2"/><draw:control text:anchor-type="as-char" draw:z-index="0" draw:name="Forme1" draw:style-name="gr3" draw:text-style-name="P23" svg:width="8.776cm" svg:height="0.6cm" draw:control="control1"/><text:s/>Prénom : <draw:control text:anchor-type="as-char" svg:y="-0.517cm" draw:z-index="1" draw:name="Forme2" draw:style-name="gr2" draw:text-style-name="P23" svg:width="6.19cm" svg:height="0.6cm" draw:control="control2"/></text:p>
      <text:p text:style-name="P5"/>
      <text:p text:style-name="P3"><text:span text:style-name="T3">Numéro d’immatriculation : <text:s text:c="3"/></text:span><text:span text:style-name="T3"><draw:control text:anchor-type="as-char" draw:z-index="2" draw:name="Forme3" draw:style-name="gr3" draw:text-style-name="P23" svg:width="10.265cm" svg:height="0.6cm" draw:control="control3"/></text:span><text:span text:style-name="T3"><text:s text:c="2"/></text:span><text:span text:style-name="T3"><draw:control text:anchor-type="as-char" draw:z-index="30" draw:name="Forme10" draw:style-name="gr3" draw:text-style-name="P19" svg:width="1.006cm" svg:height="0.6cm" draw:control="control31"/></text:span></text:p>
      <text:p text:style-name="P6"/>
      <text:p text:style-name="P4">Adresse : <draw:control text:anchor-type="as-char" draw:z-index="3" draw:name="Forme4" draw:style-name="gr3" draw:text-style-name="P23" svg:width="16.655cm" svg:height="0.6cm" draw:control="control4"/></text:p>
      <text:p text:style-name="P5"/>
      <text:p text:style-name="P4">Code postal :<draw:control text:anchor-type="as-char" draw:z-index="4" draw:name="Forme5" draw:style-name="gr3" draw:text-style-name="P23" svg:width="3.239cm" svg:height="0.6cm" draw:control="control5"/> Ville :<draw:control text:anchor-type="as-char" draw:z-index="5" draw:name="Forme6" draw:style-name="gr3" draw:text-style-name="P23" svg:width="11.838cm" svg:height="0.6cm" draw:control="control6"/></text:p>
      <text:p text:style-name="P8"/>
      <text:p text:style-name="P9"><text:span text:style-name="T1">S</text:span><text:span text:style-name="T2">ITUATION AU REGARD DES ACTES ESSENTIELS ET ORDINAIRES DE LA VIE</text:span>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p text:style-name="P10">VARIABLES DISCRIMINANTES – AUTONOMIE PHYSIQUE ET PSYCHIQUE</text:p>
          </table:table-cell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12">COHÉRENCE : converser et / ou se comporter de façon sensée</text:p>
          </table:table-cell>
          <table:covered-table-cell/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columns-spanned="2" office:value-type="string">
            <text:p text:style-name="P12">ORIENTATION : se repérer dans le temps, les moments de la journée et dans les lieux</text:p>
          </table:table-cell>
          <table:covered-table-cell/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rows-spanned="2" office:value-type="string">
            <text:p text:style-name="P12">TOILETTE : concerne l’hygiène corporelle</text:p>
          </table:table-cell>
          <table:table-cell table:style-name="Tableau3.A2" office:value-type="string">
            <text:p text:style-name="P12">Haut</text:p>
          </table:table-cell>
          <table:table-cell table:style-name="Tableau3.C2" office:value-type="string">
            <text:p text:style-name="P11"/>
          </table:table-cell>
        </table:table-row>
        <table:table-row>
          <table:covered-table-cell/>
          <table:table-cell table:style-name="Tableau3.A2" office:value-type="string">
            <text:p text:style-name="P12">Bas</text:p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rows-spanned="3" office:value-type="string">
            <text:p text:style-name="P12">HABILLAGE : s’habiller, se déshabiller, se présenter</text:p>
          </table:table-cell>
          <table:table-cell table:style-name="Tableau3.A2" office:value-type="string">
            <text:p text:style-name="P12">Haut</text:p>
          </table:table-cell>
          <table:table-cell table:style-name="Tableau3.C2" office:value-type="string">
            <text:p text:style-name="P11"/>
          </table:table-cell>
        </table:table-row>
        <table:table-row>
          <table:covered-table-cell/>
          <table:table-cell table:style-name="Tableau3.A2" office:value-type="string">
            <text:p text:style-name="P12">Moyen</text:p>
          </table:table-cell>
          <table:table-cell table:style-name="Tableau3.C2" office:value-type="string">
            <text:p text:style-name="P11"/>
          </table:table-cell>
        </table:table-row>
        <table:table-row>
          <table:covered-table-cell/>
          <table:table-cell table:style-name="Tableau3.A2" office:value-type="string">
            <text:p text:style-name="P12">Bas</text:p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rows-spanned="2" office:value-type="string">
            <text:p text:style-name="P12">ALIMENTATION : manger les aliments préparés</text:p>
          </table:table-cell>
          <table:table-cell table:style-name="Tableau3.A2" office:value-type="string">
            <text:p text:style-name="P12">Se servir</text:p>
          </table:table-cell>
          <table:table-cell table:style-name="Tableau3.C2" office:value-type="string">
            <text:p text:style-name="P11"/>
          </table:table-cell>
        </table:table-row>
        <table:table-row>
          <table:covered-table-cell/>
          <table:table-cell table:style-name="Tableau3.A2" office:value-type="string">
            <text:p text:style-name="P12">Manger</text:p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rows-spanned="2" office:value-type="string">
            <text:p text:style-name="P12">ÉLIMINATION : assumer l’hygiène de l’élimination urinaire et fécale</text:p>
          </table:table-cell>
          <table:table-cell table:style-name="Tableau3.A2" office:value-type="string">
            <text:p text:style-name="P12">Urinaire</text:p>
          </table:table-cell>
          <table:table-cell table:style-name="Tableau3.C2" office:value-type="string">
            <text:p text:style-name="P11"/>
          </table:table-cell>
        </table:table-row>
        <table:table-row>
          <table:covered-table-cell/>
          <table:table-cell table:style-name="Tableau3.A2" office:value-type="string">
            <text:p text:style-name="P12">Fécale</text:p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columns-spanned="2" office:value-type="string">
            <text:p text:style-name="P13">TRANSFERT : se lever, se coucher, s’asseoir</text:p>
          </table:table-cell>
          <table:covered-table-cell/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columns-spanned="2" office:value-type="string">
            <text:p text:style-name="P13">DÉPLACEMENT À L’INTÉRIEUR : avec ou sans canne, déambulateur, fauteuil roulant...</text:p>
          </table:table-cell>
          <table:covered-table-cell/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columns-spanned="2" office:value-type="string">
            <text:p text:style-name="P13">DÉPLACEMENT À L’EXTÉRIEUR : à partir de la porte d’entrée, sans moyen de transport</text:p>
          </table:table-cell>
          <table:covered-table-cell/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columns-spanned="2" office:value-type="string">
            <text:p text:style-name="P13">COMMUNICATION À DISTANCE : utiliser les moyens de communication, téléphone...</text:p>
          </table:table-cell>
          <table:covered-table-cell/>
          <table:table-cell table:style-name="Tableau3.C2" office:value-type="string">
            <text:p text:style-name="P11"/>
          </table:table-cell>
        </table:table-row>
        <table:table-row table:style-name="Tableau3.1">
          <table:table-cell table:style-name="Tableau3.A17" table:number-columns-spanned="3" office:value-type="string">
            <text:p text:style-name="P14">V<text:span text:style-name="T5">ARIABLES ILLUSTRATIVES – AUTONOMIE DOMESTIQUE ET SOCIALE</text:span></text:p>
          </table:table-cell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13">GESTION : gérer ses propres affaires, son budget, ses biens</text:p>
          </table:table-cell>
          <table:covered-table-cell/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columns-spanned="2" office:value-type="string">
            <text:p text:style-name="P13">CUISINE : préparer ses repas et les conditionner pour être servis</text:p>
          </table:table-cell>
          <table:covered-table-cell/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columns-spanned="2" office:value-type="string">
            <text:p text:style-name="P13">MÉNAGE : effectuer l’ensemble des travaux ménagers</text:p>
          </table:table-cell>
          <table:covered-table-cell/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columns-spanned="2" office:value-type="string">
            <text:p text:style-name="P13">TRANSPORT : prendre et / ou <text:s/>commander un moyen de transport</text:p>
          </table:table-cell>
          <table:covered-table-cell/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columns-spanned="2" office:value-type="string">
            <text:p text:style-name="P13">ACHATS : acquisition directe ou par correspondance</text:p>
          </table:table-cell>
          <table:covered-table-cell/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columns-spanned="2" office:value-type="string">
            <text:p text:style-name="P13">SUIVI DU TRAITEMENT : se conformer à l’ordonnance du médecin</text:p>
          </table:table-cell>
          <table:covered-table-cell/>
          <table:table-cell table:style-name="Tableau3.C2" office:value-type="string">
            <text:p text:style-name="P11"/>
          </table:table-cell>
        </table:table-row>
        <table:table-row>
          <table:table-cell table:style-name="Tableau3.A2" table:number-columns-spanned="2" office:value-type="string">
            <text:p text:style-name="P13">ACTIVITÉS DE TEMPS LIBRE : activités sportives, culturelles, sociales, de loisir…</text:p>
          </table:table-cell>
          <table:covered-table-cell/>
          <table:table-cell table:style-name="Tableau3.C2" office:value-type="string">
            <text:p text:style-name="P11"/>
          </table:table-cell>
        </table:table-row>
        <table:table-row table:style-name="Tableau3.25">
          <table:table-cell table:style-name="Tableau3.A2" table:number-columns-spanned="2" office:value-type="string">
            <text:p text:style-name="P15"/>
            <text:p text:style-name="P15">GIR CALCULÉ</text:p>
            <text:p text:style-name="P15"/>
          </table:table-cell>
          <table:covered-table-cell/>
          <table:table-cell table:style-name="Tableau3.C2" office:value-type="string">
            <text:p text:style-name="P11"><draw:control text:anchor-type="as-char" svg:y="0.254cm" draw:z-index="31" draw:name="Forme11" draw:style-name="gr2" draw:text-style-name="P18" svg:width="1.641cm" svg:height="1.059cm" draw:control="control32"/></text:p>
          </table:table-cell>
        </table:table-row>
      </table:table>
      <text:p text:style-name="P3"/>
      <text:p text:style-name="P16"><text:s text:c="3"/></text:p>
      <text:p text:style-name="P7">Fait à <draw:control text:anchor-type="as-char" draw:z-index="28" draw:name="Forme8" draw:style-name="gr3" draw:text-style-name="P21" svg:width="12.12cm" svg:height="0.689cm" draw:control="control28"/>, <text:span text:style-name="T4">le <text:s text:c="2"/></text:span><text:span text:style-name="T4"><draw:control text:anchor-type="as-char" draw:z-index="29" draw:name="Forme9" draw:style-name="gr4" draw:text-style-name="P20" svg:width="4.393cm" svg:height="0.715cm" draw:control="control2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Arial1" svg:font-family="Arial" style:font-adornments="Gras" style:font-family-generic="swiss"/>
    <style:font-face style:name="Arial2" svg:font-family="Arial" style:font-adornments="Normal" style:font-family-generic="swiss"/>
    <style:font-face style:name="Lucida Sans1" svg:font-family="'Lucida Sans'" style:font-family-generic="swiss"/>
    <style:font-face style:name="Arial3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2T08:21:42.615000000</meta:creation-date>
    <dc:date>2021-11-03T10:25:08.941000000</dc:date>
    <meta:editing-duration>PT34M54S</meta:editing-duration>
    <meta:editing-cycles>11</meta:editing-cycles>
    <meta:generator>LibreOffice/6.3.3.2$Windows_X86_64 LibreOffice_project/a64200df03143b798afd1ec74a12ab50359878ed</meta:generator>
    <dc:title>Formulaire AGGIR</dc:title>
    <dc:description>La grille AGGIR (acronyme de « autonomie gérontologique groupes iso-ressources ») est un outil permettant d'évaluer le degré d'autonomie ou de perte d'autonomie des personnes, principalement des personnes âgées, qu'elles résident en institution ou à domicile, utilisée en France. Elle permet une homogénéité du codage au niveau national du groupe iso-ressources (GIR) d'une personne dont le score est un argument pris en compte dans la mise en place d'une aide à la personne. </dc:description>
    <meta:keyword>AGGIR;GIR</meta:keyword>
    <dc:subject>GRILLE AGGIR</dc:subject>
    <meta:document-statistic meta:table-count="1" meta:image-count="0" meta:object-count="0" meta:page-count="1" meta:paragraph-count="39" meta:word-count="224" meta:character-count="1447" meta:non-whitespace-character-count="1240"/>
  </office:meta>
</office:document-meta>
</file>